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05cm"/>
    </style:style>
    <style:style style:name="co7" style:family="table-column">
      <style:table-column-properties fo:break-before="auto" style:column-width="5.3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'ABZ5 100C_MMM_OI'.L25" table:end-x="2.148cm" table:end-y="0.057cm" draw:z-index="0" draw:style-name="gr1" svg:width="22.543cm" svg:height="10.895cm" svg:x="0.001cm" svg:y="0.001cm">
              <draw:object draw:notify-on-update-of-ranges="'ABZ5 100C_MMM_OI'.A28:'ABZ5 100C_MMM_OI'.A128 'ABZ5 100C_MMM_OI'.K27:'ABZ5 100C_MMM_OI'.K27 'ABZ5 100C_MMM_OI'.K28:'ABZ5 100C_MMM_OI'.K128 'ABZ5 100C_MMM_OI'.A28:'ABZ5 100C_MMM_OI'.A128 'ABZ5 100C_MMM_OI'.J27:'ABZ5 100C_MMM_OI'.J27 'ABZ5 100C_MMM_OI'.J28:'ABZ5 100C_MMM_OI'.J128 'ABZ5 100C_MMM_OI'.A28:'ABZ5 100C_MMM_OI'.A128 'ABZ5 100C_MMM_OI'.I27:'ABZ5 100C_MMM_OI'.I27 'ABZ5 100C_MMM_OI'.I28:'ABZ5 100C_MMM_OI'.I128 'ABZ5 100C_MMM_OI'.A28:'ABZ5 100C_MMM_OI'.A128 'ABZ5 100C_MMM_OI'.H27:'ABZ5 100C_MMM_OI'.H27 'ABZ5 100C_MMM_OI'.H28:'ABZ5 100C_MMM_OI'.H128 'ABZ5 100C_MMM_OI'.A28:'ABZ5 100C_MMM_OI'.A128 'ABZ5 100C_MMM_OI'.G27:'ABZ5 100C_MMM_OI'.G27 'ABZ5 100C_MMM_OI'.G28:'ABZ5 100C_MMM_OI'.G128 'ABZ5 100C_MMM_OI'.A28:'ABZ5 100C_MMM_OI'.A128 'ABZ5 100C_MMM_OI'.F27:'ABZ5 100C_MMM_OI'.F27 'ABZ5 100C_MMM_OI'.F28:'ABZ5 100C_MMM_OI'.F128 'ABZ5 100C_MMM_OI'.A28:'ABZ5 100C_MMM_OI'.A128 'ABZ5 100C_MMM_OI'.E27:'ABZ5 100C_MMM_OI'.E27 'ABZ5 100C_MMM_OI'.E28:'ABZ5 100C_MMM_OI'.E128 'ABZ5 100C_MMM_OI'.A28:'ABZ5 100C_MMM_OI'.A128 'ABZ5 100C_MMM_OI'.D27:'ABZ5 100C_MMM_OI'.D27 'ABZ5 100C_MMM_OI'.D28:'ABZ5 100C_MMM_OI'.D128 'ABZ5 100C_MMM_OI'.A28:'ABZ5 100C_MMM_OI'.A128 'ABZ5 100C_MMM_OI'.C27:'ABZ5 100C_MMM_OI'.C27 'ABZ5 100C_MMM_OI'.C28:'ABZ5 100C_MMM_OI'.C128 'ABZ5 100C_MMM_OI'.A28:'ABZ5 100C_MMM_OI'.A128 'ABZ5 100C_MMM_OI'.B27:'ABZ5 100C_MMM_OI'.B27 'ABZ5 100C_MMM_OI'.B28:'ABZ5 100C_MMM_OI'.B128 'ABZ5 100C_MMM_OI'.A28:'ABZ5 100C_MMM_OI'.A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2"/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MIN([.M10:.M14])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MAX([.M10:.M14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SUM([.M10:.M14])/5" office:value-type="float" office:value="7.4">
            <text:p>7,4</text:p>
          </table:table-cell>
          <table:table-cell table:number-columns-repeated="7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>
            <text:p>N° de ciclos</text:p>
          </table:table-cell>
          <table:table-cell office:value-type="string">
            <text:p>Rodada 5 (BTP / MPS)</text:p>
          </table:table-cell>
          <table:table-cell office:value-type="string">
            <text:p>Rodada 4 (BTP / MPS)</text:p>
          </table:table-cell>
          <table:table-cell office:value-type="string">
            <text:p>Rodada 3 (BTP / MPS)</text:p>
          </table:table-cell>
          <table:table-cell office:value-type="string">
            <text:p>Rodada 2 (BTP / MPS)</text:p>
          </table:table-cell>
          <table:table-cell office:value-type="string">
            <text:p>Rodada 1 (BTP / MPS)</text:p>
          </table:table-cell>
          <table:table-cell office:value-type="string">
            <text:p>Rodada 5 (MPS / BTP)</text:p>
          </table:table-cell>
          <table:table-cell office:value-type="string">
            <text:p>Radada 4 (MPS / BTP)</text:p>
          </table:table-cell>
          <table:table-cell office:value-type="string">
            <text:p>Rodada 3 (MPS / BTP)</text:p>
          </table:table-cell>
          <table:table-cell office:value-type="string">
            <text:p>Rodada 2 (MPS / BTP)</text:p>
          </table:table-cell>
          <table:table-cell office:value-type="string">
            <text:p>Rodada 1 (MPS / BTP)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10" office:value-type="float" office:value="2000">
            <text:p>200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10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0">
            <text:p>1180</text:p>
          </table:table-cell>
          <table:table-cell office:value-type="float" office:value="1181">
            <text:p>1181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80">
            <text:p>1180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7">
            <text:p>1177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77">
            <text:p>1177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77">
            <text:p>1177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9">
            <text:p>1179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9">
            <text:p>1179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67">
            <text:p>116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66">
            <text:p>116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4">
            <text:p>1174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3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0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4T20:02:28.52</dc:date>
    <meta:editing-duration>PT23H12M00S</meta:editing-duration>
    <meta:editing-cycles>63</meta:editing-cycles>
    <meta:generator>OpenOffice.org/3.1$Win32 OpenOffice.org_project/310m19$Build-9420</meta:generator>
    <meta:document-statistic meta:table-count="1" meta:cell-count="1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_32__20_Dots_20_1_20_Dash" svg:stroke-width="0.088cm" svg:stroke-color="#7e0021" draw:fill-color="#7e0021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dash" draw:stroke-dash="_32__20_Dots_20_1_20_Dash" svg:stroke-width="0.088cm" svg:stroke-color="#004586" draw:fill-color="#004586" dr3d:edge-rounding="0%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9 8 7 6 5 4 3 2 1 0" chart:style-name="ch1">
        <chart:title svg:x="8.943cm" svg:y="0.218cm" chart:style-name="ch2">
          <text:p>Anáise de convergência</text:p>
        </chart:title>
        <chart:subtitle svg:x="6.258cm" svg:y="0.938cm" chart:style-name="ch3">
          <text:p>FT20 - Vizinhança Híbrida (ordem dos operdores invertida)</text:p>
        </chart:subtitle>
        <chart:legend chart:legend-position="end" svg:x="18.639cm" svg:y="3.219cm" chart:style-name="ch4"/>
        <chart:plot-area chart:style-name="ch5" table:cell-range-address="'ABZ5 100C_MMM_OI'.A27:'ABZ5 100C_MMM_OI'.K128" chart:data-source-has-labels="both" svg:x="0.699cm" svg:y="1.606cm" svg:width="17.491cm" svg:height="8.84cm">
          <chart:axis chart:dimension="x" chart:name="primary-x" chart:style-name="ch6">
            <chart:title svg:x="8.461cm" svg:y="10.065cm" chart:style-name="ch7">
              <text:p>Número de ciclos</text:p>
            </chart:title>
            <chart:categories table:cell-range-address="'ABZ5 100C_MMM_OI'.A28:'ABZ5 100C_MMM_OI'.A128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K28:'ABZ5 100C_MMM_OI'.K128" chart:label-cell-address="'ABZ5 100C_MMM_OI'.K27:'ABZ5 100C_MMM_OI'.K27" chart:class="chart:scatter">
            <chart:domain table:cell-range-address="'ABZ5 100C_MMM_OI'.A28:'ABZ5 100C_MMM_OI'.A128"/>
            <chart:data-point chart:repeated="101"/>
          </chart:series>
          <chart:series chart:style-name="ch12" chart:values-cell-range-address="'ABZ5 100C_MMM_OI'.J28:'ABZ5 100C_MMM_OI'.J128" chart:label-cell-address="'ABZ5 100C_MMM_OI'.J27:'ABZ5 100C_MMM_OI'.J27" chart:class="chart:scatter">
            <chart:data-point chart:repeated="101"/>
          </chart:series>
          <chart:series chart:style-name="ch13" chart:values-cell-range-address="'ABZ5 100C_MMM_OI'.I28:'ABZ5 100C_MMM_OI'.I128" chart:label-cell-address="'ABZ5 100C_MMM_OI'.I27:'ABZ5 100C_MMM_OI'.I27" chart:class="chart:scatter">
            <chart:data-point chart:repeated="101"/>
          </chart:series>
          <chart:series chart:style-name="ch14" chart:values-cell-range-address="'ABZ5 100C_MMM_OI'.H28:'ABZ5 100C_MMM_OI'.H128" chart:label-cell-address="'ABZ5 100C_MMM_OI'.H27:'ABZ5 100C_MMM_OI'.H27" chart:class="chart:scatter">
            <chart:data-point chart:repeated="101"/>
          </chart:series>
          <chart:series chart:style-name="ch15" chart:values-cell-range-address="'ABZ5 100C_MMM_OI'.G28:'ABZ5 100C_MMM_OI'.G128" chart:label-cell-address="'ABZ5 100C_MMM_OI'.G27:'ABZ5 100C_MMM_OI'.G27" chart:class="chart:scatter">
            <chart:data-point chart:repeated="101"/>
          </chart:series>
          <chart:series chart:style-name="ch16" chart:values-cell-range-address="'ABZ5 100C_MMM_OI'.F28:'ABZ5 100C_MMM_OI'.F128" chart:label-cell-address="'ABZ5 100C_MMM_OI'.F27:'ABZ5 100C_MMM_OI'.F27" chart:class="chart:scatter">
            <chart:data-point chart:repeated="101"/>
          </chart:series>
          <chart:series chart:style-name="ch17" chart:values-cell-range-address="'ABZ5 100C_MMM_OI'.E28:'ABZ5 100C_MMM_OI'.E128" chart:label-cell-address="'ABZ5 100C_MMM_OI'.E27:'ABZ5 100C_MMM_OI'.E27" chart:class="chart:scatter">
            <chart:data-point chart:repeated="101"/>
          </chart:series>
          <chart:series chart:style-name="ch18" chart:values-cell-range-address="'ABZ5 100C_MMM_OI'.D28:'ABZ5 100C_MMM_OI'.D128" chart:label-cell-address="'ABZ5 100C_MMM_OI'.D27:'ABZ5 100C_MMM_OI'.D27" chart:class="chart:scatter">
            <chart:data-point chart:repeated="101"/>
          </chart:series>
          <chart:series chart:style-name="ch19" chart:values-cell-range-address="'ABZ5 100C_MMM_OI'.C28:'ABZ5 100C_MMM_OI'.C128" chart:label-cell-address="'ABZ5 100C_MMM_OI'.C27:'ABZ5 100C_MMM_OI'.C27" chart:class="chart:scatter">
            <chart:data-point chart:repeated="101"/>
          </chart:series>
          <chart:series chart:style-name="ch20" chart:values-cell-range-address="'ABZ5 100C_MMM_OI'.B28:'ABZ5 100C_MMM_OI'.B128" chart:label-cell-address="'ABZ5 100C_MMM_OI'.B27:'ABZ5 100C_MMM_OI'.B27" chart:class="chart:scatter">
            <chart:data-point chart:repeated="1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K27:'ABZ5 100C_MMM_OI'.K27">Rodada 1 (MPS / BTP)</text:p>
              </table:table-cell>
              <table:table-cell office:value-type="string">
                <text:p text:id="'ABZ5 100C_MMM_OI'.J27:'ABZ5 100C_MMM_OI'.J27">Rodada 2 (MPS / BTP)</text:p>
              </table:table-cell>
              <table:table-cell office:value-type="string">
                <text:p text:id="'ABZ5 100C_MMM_OI'.I27:'ABZ5 100C_MMM_OI'.I27">Rodada 3 (MPS / BTP)</text:p>
              </table:table-cell>
              <table:table-cell office:value-type="string">
                <text:p text:id="'ABZ5 100C_MMM_OI'.H27:'ABZ5 100C_MMM_OI'.H27">Radada 4 (MPS / BTP)</text:p>
              </table:table-cell>
              <table:table-cell office:value-type="string">
                <text:p text:id="'ABZ5 100C_MMM_OI'.G27:'ABZ5 100C_MMM_OI'.G27">Rodada 5 (MPS / BTP)</text:p>
              </table:table-cell>
              <table:table-cell office:value-type="string">
                <text:p text:id="'ABZ5 100C_MMM_OI'.F27:'ABZ5 100C_MMM_OI'.F27">Rodada 1 (BTP / MPS)</text:p>
              </table:table-cell>
              <table:table-cell office:value-type="string">
                <text:p text:id="'ABZ5 100C_MMM_OI'.E27:'ABZ5 100C_MMM_OI'.E27">Rodada 2 (BTP / MPS)</text:p>
              </table:table-cell>
              <table:table-cell office:value-type="string">
                <text:p text:id="'ABZ5 100C_MMM_OI'.D27:'ABZ5 100C_MMM_OI'.D27">Rodada 3 (BTP / MPS)</text:p>
              </table:table-cell>
              <table:table-cell office:value-type="string">
                <text:p text:id="'ABZ5 100C_MMM_OI'.C27:'ABZ5 100C_MMM_OI'.C27">Rodada 4 (BTP / MPS)</text:p>
              </table:table-cell>
              <table:table-cell office:value-type="string">
                <text:p text:id="'ABZ5 100C_MMM_OI'.B27:'ABZ5 100C_MMM_OI'.B27">Rodada 5 (BTP / MPS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128">0</text:p>
              </table:table-cell>
              <table:table-cell office:value-type="float" office:value="0">
                <text:p text:id="'ABZ5 100C_MMM_OI'.A28:'ABZ5 100C_MMM_OI'.A128">0</text:p>
              </table:table-cell>
              <table:table-cell office:value-type="float" office:value="2000">
                <text:p text:id="'ABZ5 100C_MMM_OI'.K28:'ABZ5 100C_MMM_OI'.K128">2000</text:p>
              </table:table-cell>
              <table:table-cell office:value-type="float" office:value="2000">
                <text:p text:id="'ABZ5 100C_MMM_OI'.J28:'ABZ5 100C_MMM_OI'.J128">2000</text:p>
              </table:table-cell>
              <table:table-cell office:value-type="float" office:value="2000">
                <text:p text:id="'ABZ5 100C_MMM_OI'.I28:'ABZ5 100C_MMM_OI'.I128">2000</text:p>
              </table:table-cell>
              <table:table-cell office:value-type="float" office:value="2000">
                <text:p text:id="'ABZ5 100C_MMM_OI'.H28:'ABZ5 100C_MMM_OI'.H128">2000</text:p>
              </table:table-cell>
              <table:table-cell office:value-type="float" office:value="2000">
                <text:p text:id="'ABZ5 100C_MMM_OI'.G28:'ABZ5 100C_MMM_OI'.G128">2000</text:p>
              </table:table-cell>
              <table:table-cell office:value-type="float" office:value="2000">
                <text:p text:id="'ABZ5 100C_MMM_OI'.F28:'ABZ5 100C_MMM_OI'.F128">2000</text:p>
              </table:table-cell>
              <table:table-cell office:value-type="float" office:value="2000">
                <text:p text:id="'ABZ5 100C_MMM_OI'.E28:'ABZ5 100C_MMM_OI'.E128">2000</text:p>
              </table:table-cell>
              <table:table-cell office:value-type="float" office:value="2000">
                <text:p text:id="'ABZ5 100C_MMM_OI'.D28:'ABZ5 100C_MMM_OI'.D128">2000</text:p>
              </table:table-cell>
              <table:table-cell office:value-type="float" office:value="2000">
                <text:p text:id="'ABZ5 100C_MMM_OI'.C28:'ABZ5 100C_MMM_OI'.C128">2000</text:p>
              </table:table-cell>
              <table:table-cell office:value-type="float" office:value="2000">
                <text:p text:id="'ABZ5 100C_MMM_OI'.B28:'ABZ5 100C_MMM_OI'.B128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82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9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9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81">
                <text:p>118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9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81">
                <text:p>118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81">
                <text:p>118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81">
                <text:p>118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81">
                <text:p>118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4">
                <text:p>1174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78">
                <text:p>1178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